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27950"/>
    </style:style>
    <style:style style:name="P2" style:family="paragraph" style:parent-style-name="Heading_20_1">
      <style:paragraph-properties fo:break-before="page"/>
      <style:text-properties officeooo:paragraph-rsid="00053c6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Standard">
      <loext:graphic-properties draw:fill="solid" draw:fill-color="#dddddd" draw:opacity="100%"/>
      <style:paragraph-properties fo:background-color="#dddddd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loext:padding="0in" loext:border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0. Longest Increasing Subsequence</text:h>
      <text:p text:style-name="P9">Given an integer array <text:span text:style-name="Source_20_Text"><text:span text:style-name="T2">nums</text:span></text:span>, return <text:span text:style-name="Emphasis"><text:span text:style-name="T1">the length of the longest </text:span></text:span><text:span text:style-name="Emphasis"><text:span text:style-name="Strong_20_Emphasis"><text:span text:style-name="T1">strictly increasing subsequence</text:span></text:span></text:span>.</text:p>
      <text:p text:style-name="P10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10,9,2,5,3,7,101,18]</text:p>
      <text:p text:style-name="P4"><text:span text:style-name="Strong_20_Emphasis"><text:span text:style-name="T1">Output:</text:span></text:span> 4</text:p>
      <text:p text:style-name="P3"><text:span text:style-name="Strong_20_Emphasis"><text:span text:style-name="T1">Explanation:</text:span></text:span> The longest increasing subsequence is [2,3,7,101], therefore the length is 4.</text:p>
      <text:p text:style-name="P10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0,1,0,3,2,3]</text:p>
      <text:p text:style-name="P3"><text:span text:style-name="Strong_20_Emphasis"><text:span text:style-name="T1">Output:</text:span></text:span> 4</text:p>
      <text:p text:style-name="P10"><text:span text:style-name="Strong_20_Emphasis"><text:span text:style-name="T1">Example 3:</text:span></text:span></text:p>
      <text:p text:style-name="P4"><text:span text:style-name="Strong_20_Emphasis"><text:span text:style-name="T1">Input:</text:span></text:span> nums = [7,7,7,7,7,7,7]</text:p>
      <text:p text:style-name="P3"><text:span text:style-name="Strong_20_Emphasis"><text:span text:style-name="T1">Output:</text:span></text:span> 1</text:p>
      <text:p text:style-name="P10"> </text:p>
      <text:p text:style-name="P10"><text:span text:style-name="Strong_20_Emphasis"><text:span text:style-name="T1">Constraints:</text:span></text:span></text:p>
      <text:list text:style-name="L2">
        <text:list-item>
          <text:p text:style-name="P11"><text:span text:style-name="Source_20_Text"><text:span text:style-name="T2">1 &lt;= nums.length &lt;= 2500</text:span></text:span></text:p>
        </text:list-item>
        <text:list-item>
          <text:p text:style-name="P12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5">4</text:span></text:span></text:p>
        </text:list-item>
      </text:list>
      <text:p text:style-name="P10"> </text:p>
      <text:p text:style-name="P10"><text:span text:style-name="T3">Follow up:</text:span> Can you come up with an algorithm that runs in <text:span text:style-name="Source_20_Text"><text:span text:style-name="T2">O(n log(n))</text:span></text:span> time complexity?</text:p>
      <text:p text:style-name="Text_20_body"/>
      <text:p text:style-name="Standard"/>
      <text:h text:style-name="P1" text:outline-level="1">Longest Increasing Subsequence</text:h>
      <text:p text:style-name="Standard">/*</text:p>
      <text:p text:style-name="Standard"><text:s text:c="4"/><text:span text:style-name="T4">Linear search</text:span></text:p>
      <text:p text:style-name="Standard"><text:s text:c="4"/>Time complexity: O(n^2)</text:p>
      <text:p text:style-name="Standard"><text:s text:c="4"/>Space complexity: O(n)</text:p>
      <text:p text:style-name="Standard">*/</text:p>
      <text:p text:style-name="Standard">class Solution {</text:p>
      <text:p text:style-name="Standard"><text:s text:c="4"/>public:</text:p>
      <text:p text:style-name="P5"><text:s text:c="4"/><text:span text:style-name="T4"><text:s/></text:span><text:span text:style-name="T7"><text:s text:c="3"/>/*</text:span></text:p>
      <text:p text:style-name="P6"><text:s text:c="12"/>if x in A, return index of x</text:p>
      <text:p text:style-name="P6"><text:s text:c="12"/>otherwise, return index of element &gt; x</text:p>
      <text:p text:style-name="P6"><text:s text:c="12"/>if all elemnts are less than x, return -1</text:p>
      <text:p text:style-name="P6"><text:s text:c="8"/>*/</text:p>
      <text:p text:style-name="P7"><text:s text:c="8"/>int index_of(std::vector&lt;int&gt;&amp; A,int x){</text:p>
      <text:p text:style-name="P7"><text:s text:c="12"/>int n=A.size();</text:p>
      <text:p text:style-name="P7"><text:s text:c="12"/>for(int i=0;i&lt;n;++i){</text:p>
      <text:p text:style-name="P7"><text:s text:c="16"/>if(A[i]==x || A[i]&gt;x) return i;</text:p>
      <text:p text:style-name="P7"><text:s text:c="12"/>}</text:p>
      <text:p text:style-name="P7"><text:s text:c="12"/>return -1;</text:p>
      <text:p text:style-name="P7"><text:s text:c="8"/>}</text:p>
      <text:p text:style-name="Standard"/>
      <text:p text:style-name="Standard"><text:s text:c="8"/>int lengthOfLIS(vector&lt;int&gt;&amp; nums){</text:p>
      <text:p text:style-name="Standard"><text:s text:c="12"/>int n = nums.size();</text:p>
      <text:p text:style-name="Standard"><text:s text:c="12"/>std::vector&lt;int&gt; tmp;</text:p>
      <text:p text:style-name="Standard"><text:s text:c="12"/>tmp.push_back(nums[0]);</text:p>
      <text:p text:style-name="Standard"><text:s text:c="12"/>for(int i=1;i&lt;n;++i){</text:p>
      <text:p text:style-name="Standard"><text:s text:c="16"/>if(nums[i]&gt;tmp.back()) tmp.push_back(nums[i]);</text:p>
      <text:p text:style-name="Standard"><text:s text:c="16"/>else{</text:p>
      <text:p text:style-name="Standard"><text:s text:c="20"/>int j=index_of(tmp,nums[i]);</text:p>
      <text:p text:style-name="Standard"><text:s text:c="20"/>tmp[j]=nums[i];</text:p>
      <text:p text:style-name="Standard"><text:s text:c="16"/>}</text:p>
      <text:p text:style-name="Standard"><text:s text:c="12"/>}</text:p>
      <text:p text:style-name="Standard"><text:s text:c="12"/>return tmp.size();</text:p>
      <text:p text:style-name="Standard"><text:s text:c="8"/>}</text:p>
      <text:p text:style-name="Standard">};</text:p>
      <text:h text:style-name="P2" text:outline-level="1">Longest Increasing Subsequence</text:h>
      <text:p text:style-name="Standard">/*</text:p>
      <text:p text:style-name="Standard"><text:s text:c="4"/><text:span text:style-name="T4">Binary search</text:span></text:p>
      <text:p text:style-name="Standard"><text:s text:c="4"/>Time complexity: O(n log n)</text:p>
      <text:p text:style-name="Standard"><text:s text:c="4"/>Space complexity: O(n)</text:p>
      <text:p text:style-name="Standard">*/</text:p>
      <text:p text:style-name="Standard">class Solution {</text:p>
      <text:p text:style-name="Standard"><text:s text:c="4"/>public:</text:p>
      <text:p text:style-name="Standard"><text:s text:c="8"/>int lengthOfLIS(vector&lt;int&gt;&amp; nums) {</text:p>
      <text:p text:style-name="Standard"><text:s text:c="12"/>int n = nums.size();</text:p>
      <text:p text:style-name="Standard"><text:s text:c="12"/>std::vector&lt;int&gt; tmp;</text:p>
      <text:p text:style-name="Standard"><text:s text:c="12"/>tmp.push_back(nums[0]);</text:p>
      <text:p text:style-name="Standard"><text:s text:c="12"/>for(int i=1;i&lt;n;++i){</text:p>
      <text:p text:style-name="Standard"><text:s text:c="16"/>if(nums[i]&gt;tmp.back()) tmp.push_back(nums[i]);</text:p>
      <text:p text:style-name="Standard"><text:s text:c="16"/>else{</text:p>
      <text:p text:style-name="Standard"><text:s text:c="20"/>int j=std::lower_bound(tmp.begin(),tmp.end(),nums[i])-tmp.begin();</text:p>
      <text:p text:style-name="Standard"><text:s text:c="20"/>tmp[j]=nums[i];</text:p>
      <text:p text:style-name="Standard"><text:s text:c="16"/>}</text:p>
      <text:p text:style-name="Standard"><text:s text:c="12"/>}</text:p>
      <text:p text:style-name="Standard"><text:s text:c="12"/>return tmp.size()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2:59:36.111715966</meta:creation-date>
    <dc:date>2024-10-31T23:25:28.432777149</dc:date>
    <meta:editing-duration>PT5M18S</meta:editing-duration>
    <meta:editing-cycles>1</meta:editing-cycles>
    <meta:document-statistic meta:table-count="0" meta:image-count="0" meta:object-count="0" meta:page-count="3" meta:paragraph-count="75" meta:word-count="212" meta:character-count="2012" meta:non-whitespace-character-count="1356"/>
    <meta:generator>LibreOffice/24.2.6.2$Linux_X86_64 LibreOffice_project/420$Build-2</meta:generator>
  </office:meta>
</office:document-meta>
</file>